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48451733604187307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3056970117768741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93582263996203790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57745313265686060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5112179576323325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03474795480698295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8767179800732609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5125293885231023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692800" text:continue-list="list78767179800732609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18625357432477320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0983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9913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695573"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704206"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00227"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24802152778406956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02972206331883705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28610607227982689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13985"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53573931725903074"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10360210758295327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60469235871315763" text:style-name="L15">
        <text:list-item>
          <text:list>
            <text:list-header>
              <text:p text:style-name="P182">1.5 miles averaging about 9:40/mile and rest 1 min</text:p>
            </text:list-header>
          </text:list>
        </text:list-item>
      </text:list>
      <text:p text:style-name="P24">1 mile in 8:26 and rest 2 min</text:p>
      <text:list xml:id="list54226932228616903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6685484986097710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10935"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932430522545845087"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1159677771892625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14251011152304319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689381" text:continue-list="list511596777718926256" text:style-name="L19">
        <text:list-item>
          <text:list>
            <text:list-header>
              <text:p text:style-name="P186">(Pace*HR)=1240</text:p>
            </text:list-header>
          </text:list>
        </text:list-item>
      </text:list>
      <text:list xml:id="list36711239" text:continue-list="list2932430522545845087" text:style-name="L18">
        <text:list-item>
          <text:list>
            <text:list-header>
              <text:p text:style-name="P185">2 miles at 10:46/mile Ave HR= 121 bpm and rest a few minutes</text:p>
            </text:list-header>
          </text:list>
        </text:list-item>
      </text:list>
      <text:list xml:id="list36704110" text:continue-list="list3668938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71091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7405519945813866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13970858271629004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3269183029444249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5270680008581477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57240591030652643"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22827895240950565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69437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0472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97875751238962557"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76291982368484223"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2762370571566036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82154873240987013"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2622891112574561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06279774138922906" text:style-name="L32">
        <text:list-item>
          <text:list>
            <text:list-header>
              <text:p text:style-name="P196">0.25 miles in 2:54</text:p>
              <text:p text:style-name="P196">1 mile in 9:21 going faster as I ran and ending at around 8:30 pace</text:p>
            </text:list-header>
          </text:list>
        </text:list-item>
      </text:list>
      <text:list xml:id="list27439700899462774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7376517161547905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6843276905024894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895191746586324913"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10"><text:span text:style-name="T3"/></text:p>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61413373847217100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text:soft-page-break/>**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8T16:45:00.02</dc:date>
    <dc:creator>James Lombardi</dc:creator>
    <meta:editing-duration>P23DT19H55M55S</meta:editing-duration>
    <meta:editing-cycles>1923</meta:editing-cycles>
    <meta:generator>OpenOffice/4.1.2$Win32 OpenOffice.org_project/412m3$Build-9782</meta:generator>
    <meta:document-statistic meta:table-count="0" meta:image-count="9" meta:object-count="0" meta:page-count="193" meta:paragraph-count="5583" meta:word-count="60381" meta:character-count="309562"/>
  </office:meta>
</office:document-meta>
</file>